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79" calcext:value-type="float">
            <text:p>17879</text:p>
          </table:table-cell>
          <table:table-cell table:formula="of:=[.DI29]-[.DI55]-[.DI81]" office:value-type="float" office:value="18578" calcext:value-type="float">
            <text:p>18578</text:p>
          </table:table-cell>
          <table:table-cell table:formula="of:=[.DJ29]-[.DJ55]-[.DJ81]" office:value-type="float" office:value="19584" calcext:value-type="float">
            <text:p>1958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5" calcext:value-type="float">
            <text:p>115</text:p>
          </table:table-cell>
          <table:table-cell table:formula="of:=[.DI34]-[.DI60]-[.DI86]" office:value-type="float" office:value="115" calcext:value-type="float">
            <text:p>115</text:p>
          </table:table-cell>
          <table:table-cell table:formula="of:=[.DJ34]-[.DJ60]-[.DJ86]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82" calcext:value-type="float">
            <text:p>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796" calcext:value-type="float">
            <text:p>187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0" calcext:value-type="float">
            <text:p>18300</text:p>
          </table:table-cell>
          <table:table-cell office:value-type="float" office:value="19007" calcext:value-type="float">
            <text:p>19007</text:p>
          </table:table-cell>
          <table:table-cell office:value-type="float" office:value="20031" calcext:value-type="float">
            <text:p>200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8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5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27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664" calcext:value-type="float">
            <text:p>286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1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3" table:style-name="ce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9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89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8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74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9:26:35.276594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23T19:31:29.490894424</dc:date>
    <meta:editing-duration>PT9H45M58S</meta:editing-duration>
    <meta:editing-cycles>97</meta:editing-cycles>
    <meta:document-statistic meta:table-count="1" meta:cell-count="17898" meta:object-count="0"/>
  </office:meta>
</office:document-meta>
</file>